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cc0000"/>
    </style:style>
    <style:style style:name="ce9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23"/>
          <table:table-cell table:style-name="ce8" table:number-columns-repeated="3"/>
          <table:table-cell table:number-columns-repeated="5"/>
          <table:table-cell table:style-name="ce8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9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3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_Select0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23:30:09.34630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16T23:56:09.761351189</dc:date>
    <meta:editing-duration>P4DT3H50M34S</meta:editing-duration>
    <meta:editing-cycles>85</meta:editing-cycles>
    <meta:generator>LibreOffice/5.1.6.2$Linux_X86_64 LibreOffice_project/10m0$Build-2</meta:generator>
    <meta:document-statistic meta:table-count="1" meta:cell-count="2469" meta:object-count="0"/>
  </office:meta>
</office:document-meta>
</file>